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0.5pt" style:font-size-asian="10.5pt" style:font-size-complex="10.5pt"/>
    </style:style>
    <style:style style:name="P2" style:family="paragraph" style:parent-style-name="Standard">
      <style:text-properties fo:font-size="10.5pt" fo:font-weight="bold" style:font-size-asian="10.5pt" style:font-weight-asian="bold" style:font-size-complex="10.5pt" style:font-weight-complex="bold"/>
    </style:style>
    <style:style style:name="P3" style:family="paragraph" style:parent-style-name="Standard">
      <style:text-properties fo:font-size="10.5pt" style:text-underline-style="none" style:font-size-asian="10.5pt" style:font-size-complex="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3/ outils de sélection , déplacement, Zoom</text:p>
      <text:p text:style-name="P1"><text:tab/></text:p>
      <text:p text:style-name="P1"><text:tab/>Ce logiciel permet de sélectionner une <text:s/>zone d'une image ouverte et de la mettre dans le presse papier afin de pouvoir l'utiliser au sein du programme ou dans un autre logiciel d'image.</text:p>
      <text:p text:style-name="P1"/>
      <text:p text:style-name="P1">Cet outil est est directement lié au layers afin de permettre de copier ou de couper sur plusieurs layers en même temps. L'utilisateur va ainsi pouvoir découper ou copier plusieurs layers et ajouter l'image obtenue dans le presse-papier. </text:p>
      <text:p text:style-name="P1"><text:tab/>Cet outil de sélection est accompagné d'un outil de collage qui permet de rajouter un layer et ainsi de pouvoir rajouter des éléments à l'image affichée.</text:p>
      <text:p text:style-name="P1"/>
      <text:p text:style-name="P1"><text:tab/>Cet outil de sélection est capable de conserver la zone sélectionnée tout en utilisant des outils de Zoom.</text:p>
      <text:p text:style-name="P1"/>
      <text:p text:style-name="P1"><text:tab/>Les layers ajoutés a l'aide d'un collé venant du logiciel ou d'un logiciel externe peuvent être déplacés sur l'image. Et même sortir de celle-ci si l'utilisateur le désire. C'est à dire que l'image va être redimensionnée afin de pouvoir afficher la nouvelle image (les pixels ajoutés mais non définis seront transparent).</text:p>
      <text:p text:style-name="P1"/>
      <text:p text:style-name="P1"><text:tab/>Notre logiciel possède des outils de Zoom ces outils indépendant de l'image permettent de grossir l'image affichée sans la redimensionner le Zoom permet ainsi de conserver les dimensions de l'image.</text:p>
      <text:p text:style-name="P1"><text:tab/></text:p>
      <text:p text:style-name="P1"><text:tab/>Les différents zoom permettent de grossir, de réduire l'image affichée et de la retailler pour l'afficher complète à l’écran.</text:p>
      <text:p text:style-name="P1"/>
      <text:p text:style-name="P1"/>
      <text:p text:style-name="P2"><text:tab/>IHM</text:p>
      <text:p text:style-name="P2"/>
      <text:p text:style-name="P3"><text:tab/>Une architecture bien pensée nous a permis de développer une interface efficace, simple d'utilisation et de prise en main. Cette interface contient une barre de menu permettant l'ouverture, la sauvegarde,plusieurs barres d'outils <text:s/>permettant un accès rapide à certaines opérations comme les opérations de zoom, d'édition... </text:p>
      <text:p text:style-name="P3"><text:tab/>La barre latérale droite permet l’accès aux différents filtres <text:s/>un système d'onglet à été mis en place pour une prise en main rapide par l'utilisateur trié <text:s/>selon leurs types (filtres de convolution etc.). Celle-ci contient également une zone de prévisualisation permettant de l'impact d'un ou plusieurs filtres pour ensuite les valider définitivement, si celles ci sont satisfaisante pour l'utilisateur. <text:s/></text:p>
      <text:p text:style-name="P3"><text:tab/>En parallèle de l’outil de prévisualisation,des onglets permettent d'afficher des outils de visualisation des histogrammes et des outils de gestion des layers.</text:p>
      <text:p text:style-name="P3"><text:tab/><text:tab/>1/ Outils de gestion des histogrammes : </text:p>
      <text:p text:style-name="P3"><text:tab/>L'outil de gestion des histogrammes permet <text:s/>d’appliquer différentes opérations liées a l'histogramme : <text:s/>la linéarisation , <text:s text:c="2"/>l’égalisation et le recadrage.</text:p>
      <text:p text:style-name="P3"><text:tab/><text:tab/><text:tab/></text:p>
      <text:p text:style-name="P3"><text:tab/><text:tab/>2/ Outils de gestion des layers : </text:p>
      <text:p text:style-name="P3"><text:tab/>L'outil de gestion des layers permet d'ajouter de supprimer, de monter et de descendre certains layers afin d'augmenter ou de réduire leur visibilité.</text:p>
      <text:p text:style-name="P3"><text:tab/>De plus l'utilisateur peut choisir de sélectionner de renommer les différents layers et d'activer ou non leur visibilité.</text:p>
      <text:p text:style-name="P3"><text:tab/><text:tab/></text:p>
      <text:p text:style-name="P3">Dans la partie centrale, un système d'onglet permet d'ouvrir simultanément plusieurs images. Cela permet une gestion aisée de la navigation entre les différentes images un effort particulier à été porté afin que l'utilisateur puisse naviguer facilement entre les différentes images.</text:p>
      <text:p text:style-name="P3"><text:tab/>Dans cette partie centrale nous retrouvons un onglet qui permet la visualisation groupée de toutes le images ouvertes. Cet Onglet permet notamment de pouvoir obtenir des informations sur les images, la taille de l'image en mémoire etc. </text:p>
      <text:p text:style-name="P3"><text:tab/></text:p>
      <text:p text:style-name="P3"><text:tab/>Toutes ces fonctionnalités sont accompagnées de raccourcis clavier et clavier souris ainsi l'utilisateur peut <text:s/>zoomer, ouvrir une image à l'aide du clavier.</text:p>
      <text:p text:style-name="P3"><text:tab/></text:p>
      <text:p text:style-name="P3"><text:tab/>L'IHM à été pensée afin de ressembler aux logiciels existants et ainsi permettre une prise en main rapide par l'utilisateu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1-26T14:09:11</meta:creation-date>
    <dc:date>2012-01-26T15:28:32</dc:date>
    <meta:editing-duration>PT54M40S</meta:editing-duration>
    <meta:editing-cycles>8</meta:editing-cycles>
    <meta:generator>LibreOffice/3.3$Unix LibreOffice_project/330m19$Build-401</meta:generator>
    <meta:document-statistic meta:table-count="0" meta:image-count="0" meta:object-count="0" meta:page-count="1" meta:paragraph-count="27" meta:word-count="542" meta:character-count="3589"/>
  </office:meta>
</office:document-meta>
</file>